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MethodTest.shouldBeAbleToRetrieveMethod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shouldBeAbleTo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shouldBe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bleMethodTest.shouldBeAbleTo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shouldBeEqualForTwo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createMethodToTestWi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MethodTest.shouldBeAbleToRetrieve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shouldBeAbleToCheckIsArgV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Test.shouldNotBeEqualForSameMethodFromTwoDiffere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